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50 salads data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Hidden_size</text:p>
          </table:table-cell>
          <table:table-cell office:value-type="string" calcext:value-type="string">
            <text:p>Learner/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dam .0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09275364875793" calcext:value-type="float">
            <text:p>1.09275364875793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768416463287659" calcext:value-type="float">
            <text:p>0.768416463287659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.27046477794647" calcext:value-type="float">
            <text:p>1.27046477794647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14:45:01.089643107</meta:creation-date>
    <dc:date>2019-06-19T15:00:34.473308931</dc:date>
    <meta:editing-duration>PT15M33S</meta:editing-duration>
    <meta:editing-cycles>2</meta:editing-cycles>
    <meta:generator>LibreOffice/6.0.7.3$Linux_X86_64 LibreOffice_project/00m0$Build-3</meta:generator>
    <meta:document-statistic meta:table-count="1" meta:cell-count="25" meta:object-count="0"/>
  </office:meta>
</office:document-meta>
</file>